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76cm" fo:min-width="0.319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487cm" fo:min-width="0.658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004cm" fo:min-width="0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73cm" fo:min-width="0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808cm" fo:min-width="0.162cm"/>
    </style:style>
    <style:style style:name="gr6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748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374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6.35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07cm" fo:min-width="0.516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4cm" fo:min-width="0.019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85cm" fo:min-width="0.234cm"/>
    </style:style>
    <style:style style:name="gr13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14" style:family="graphic" style:parent-style-name="standard">
      <style:graphic-properties draw:stroke="none" svg:stroke-width="0.044cm" draw:stroke-linejoin="miter" draw:fill="solid" draw:fill-color="#000000"/>
    </style:style>
    <style:style style:name="gr15" style:family="graphic" style:parent-style-name="objectwithoutfill">
      <style:graphic-properties svg:stroke-width="0.035cm" svg:stroke-color="#cccccc" draw:marker-start-width="0.252cm" draw:marker-end="Circle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432cm" fo:min-width="0.045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907cm" fo:min-width="0.27cm"/>
    </style:style>
    <style:style style:name="gr18" style:family="graphic" style:parent-style-name="objectwithoutfill">
      <style:graphic-properties draw:stroke="solid" draw:stroke-dash="Fine_20_Dashed" svg:stroke-width="0.035cm" svg:stroke-color="#ff3333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draw:stroke="dash" draw:stroke-dash="Fine_20_Dashed" draw:fill="none" draw:textarea-vertical-align="middle"/>
    </style:style>
    <style:style style:name="gr20" style:family="graphic" style:parent-style-name="objectwithoutfill">
      <style:graphic-properties svg:stroke-width="0.035cm" svg:stroke-color="#ff3333" draw:marker-start-width="0.252cm" draw:marker-end="Circle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2.735cm" fo:min-width="0cm" fo:padding-top="0.142cm" fo:padding-bottom="0.142cm" fo:padding-left="0.267cm" fo:padding-right="0.267cm"/>
    </style:style>
    <style:style style:name="gr22" style:family="graphic" style:parent-style-name="standard">
      <style:graphic-properties svg:stroke-color="#eeeeee" draw:fill-color="#dddddd" draw:textarea-horizontal-align="justify" draw:textarea-vertical-align="middle" draw:auto-grow-height="false" fo:min-height="0cm" fo:min-width="6.447cm"/>
    </style:style>
    <style:style style:name="gr23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24" style:family="graphic">
      <style:graphic-properties style:protect="size"/>
    </style:style>
    <style:style style:name="pr1" style:family="presentation" style:parent-style-name="Default_5f__5f_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6pt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solid" draw:fill-color="#000000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_5f_" presentation:presentation-page-layout-name="AL1T0">
        <draw:g>
          <draw:custom-shape draw:style-name="gr1" draw:text-style-name="P1" draw:layer="layout" svg:width="1.157cm" svg:height="1.45cm" draw:transform="rotate (1.95267436713126) translate (7.748cm 5.6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158cm" svg:height="1.737cm" draw:transform="rotate (1.95267436713126) translate (7.815cm 5.842cm)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2" draw:layer="layout" svg:width="0.254cm" svg:height="0.254cm" draw:transform="rotate (1.74532925199433) translate (10.61cm 9.844cm)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0.662cm" svg:height="0.881cm" svg:x="13.562cm" svg:y="9.2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62cm" svg:height="1.058cm" svg:x="13.462cm" svg:y="9.244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3" draw:layer="layout" svg:width="0.484cm" svg:height="2.032cm" draw:transform="skewX (-0.000523598775598299) rotate (0.000698131700797732) translate (10.434cm 0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1.874cm" svg:height="0.962cm" draw:transform="rotate (1.5707963267949) translate (10.214cm 2.128cm)">
          <draw:text-box>
            <text:p><text:span text:style-name="T1">laser</text:span></text:p>
          </draw:text-box>
        </draw:frame>
        <draw:custom-shape draw:style-name="gr8" draw:text-style-name="P3" draw:layer="layout" svg:width="6.858cm" svg:height="0.113cm" draw:transform="rotate (0.174532925199433) translate (10.586cm 9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17.385cm" svg:y1="10.007cm" svg:x2="17.385cm" svg:y2="8.128cm">
          <text:p/>
        </draw:line>
        <draw:custom-shape draw:style-name="gr10" draw:text-style-name="P1" draw:layer="layout" svg:width="1.016cm" svg:height="0.32cm" svg:x="11.838cm" svg:y="10.236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0.586cm" svg:y1="9.96cm" svg:x2="17.385cm" svg:y2="10.007cm">
          <text:p/>
        </draw:line>
        <draw:g>
          <draw:custom-shape draw:style-name="gr11" draw:text-style-name="P1" draw:layer="layout" svg:width="0.733cm" svg:height="0.918cm" draw:transform="rotate (1.95267436713126) translate (9.482cm 7.0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734cm" svg:height="1.1cm" draw:transform="rotate (1.95267436713126) translate (9.524cm 7.188cm)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20§display§$\theta$§svg§600§TRUE§</svg:desc>
          <draw:polygon draw:style-name="gr13" draw:text-style-name="P5" draw:layer="layout" svg:width="0.349cm" svg:height="0.489cm" svg:x="14.636cm" svg:y="9.406cm" svg:viewBox="0 0 350 490" draw:points="176,490 0,490 0,0 350,0 350,490">
            <text:p/>
          </draw:polygon>
          <draw:path draw:style-name="gr14" draw:text-style-name="P6" draw:layer="layout" svg:width="0.29cm" svg:height="0.505cm" svg:x="14.665cm" svg:y="9.398cm" svg:viewBox="0 0 291 506" svg:d="M291 144c0-46-13-144-85-144-97 0-206 199-206 360 0 68 21 146 85 146 99 0 206-203 206-362zM75 242c11-45 26-103 54-152 20-36 45-74 77-74 35 0 39 45 39 85 0 35-5 70-23 141zM216 264c-8 32-23 93-50 143-24 48-51 83-81 83-24 0-39-21-39-86 0-29 5-71 23-140z">
            <text:p/>
          </draw:path>
        </draw:g>
        <draw:g>
          <svg:title>TexMaths</svg:title>
          <svg:desc>20§display§$\theta$§svg§600§TRUE§</svg:desc>
          <draw:polygon draw:style-name="gr13" draw:text-style-name="P5" draw:layer="layout" svg:width="0.349cm" svg:height="0.489cm" svg:x="10.106cm" svg:y="5.496cm" svg:viewBox="0 0 350 490" draw:points="176,490 0,490 0,0 350,0 350,490">
            <text:p/>
          </draw:polygon>
          <draw:path draw:style-name="gr14" draw:text-style-name="P6" draw:layer="layout" svg:width="0.29cm" svg:height="0.505cm" svg:x="10.135cm" svg:y="5.488cm" svg:viewBox="0 0 291 506" svg:d="M291 144c0-46-13-144-85-144-97 0-206 199-206 360 0 68 21 146 85 146 99 0 206-203 206-362zM75 242c11-45 26-103 54-152 20-36 45-74 77-74 35 0 39 45 39 85 0 35-5 70-23 141zM216 264c-8 32-23 93-50 143-24 48-51 83-81 83-24 0-39-21-39-86 0-29 5-71 23-140z">
            <text:p/>
          </draw:path>
        </draw:g>
        <draw:line draw:style-name="gr15" draw:text-style-name="P2" draw:layer="layout" svg:x1="10.632cm" svg:y1="10.03cm" svg:x2="5.861cm" svg:y2="1.767cm">
          <text:p/>
        </draw:line>
        <draw:g>
          <svg:title>TexMaths</svg:title>
          <svg:desc>20§display§$\theta$§svg§600§TRUE§</svg:desc>
          <draw:polygon draw:style-name="gr13" draw:text-style-name="P5" draw:layer="layout" svg:width="0.349cm" svg:height="0.489cm" svg:x="9.398cm" svg:y="5.564cm" svg:viewBox="0 0 350 490" draw:points="176,490 0,490 0,0 350,0 350,490">
            <text:p/>
          </draw:polygon>
          <draw:path draw:style-name="gr14" draw:text-style-name="P6" draw:layer="layout" svg:width="0.29cm" svg:height="0.505cm" svg:x="9.427cm" svg:y="5.556cm" svg:viewBox="0 0 291 506" svg:d="M291 144c0-46-13-144-85-144-97 0-206 199-206 360 0 68 21 146 85 146 99 0 206-203 206-362zM75 242c11-45 26-103 54-152 20-36 45-74 77-74 35 0 39 45 39 85 0 35-5 70-23 141zM216 264c-8 32-23 93-50 143-24 48-51 83-81 83-24 0-39-21-39-86 0-29 5-71 23-140z">
            <text:p/>
          </draw:path>
        </draw:g>
        <draw:g>
          <draw:custom-shape draw:style-name="gr16" draw:text-style-name="P1" draw:layer="layout" svg:width="0.771cm" svg:height="0.964cm" draw:transform="rotate (1.67708687824135) translate (9.888cm 6.8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77cm" svg:height="1.157cm" draw:transform="rotate (1.67708687824135) translate (9.901cm 6.983cm)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2" draw:layer="layout" svg:x1="10.652cm" svg:y1="10.006cm" svg:x2="10.652cm" svg:y2="2.386cm">
          <text:p/>
        </draw:line>
        <draw:line draw:style-name="gr19" draw:text-style-name="P2" draw:layer="layout" svg:x1="10.646cm" svg:y1="10.058cm" svg:x2="8.929cm" svg:y2="0.315cm">
          <text:p/>
        </draw:line>
        <draw:g>
          <svg:title>TexMaths</svg:title>
          <svg:desc>20§display§$h$§svg§600§TRUE§</svg:desc>
          <draw:polygon draw:style-name="gr13" draw:text-style-name="P5" draw:layer="layout" svg:width="0.391cm" svg:height="0.489cm" svg:x="15.51cm" svg:y="7.854cm" svg:viewBox="0 0 392 490" draw:points="197,490 0,490 0,0 392,0 392,490">
            <text:p/>
          </draw:polygon>
          <draw:path draw:style-name="gr14" draw:text-style-name="P6" draw:layer="layout" svg:width="0.354cm" svg:height="0.489cm" svg:x="15.532cm" svg:y="7.854cm" svg:viewBox="0 0 355 490" svg:d="M54 436c0 32-6 32-54 32v22c24-2 61-2 80-2 18 0 54 0 78 2v-22c-46 0-54 0-54-32v-130c0-74 50-112 94-112 45 0 53 38 53 78v164c0 32-8 32-54 32v22c24-2 61-2 80-2 17 0 54 0 78 2v-22c-37 0-54 0-54-21v-135c0-61 0-83-23-109-9-11-33-25-73-25-61 0-91 43-103 69v-247l-102 8v22c50 0 54 5 54 39z">
            <text:p/>
          </draw:path>
        </draw:g>
        <draw:g>
          <svg:title>TexMaths</svg:title>
          <svg:desc>20§inline§$z$§svg§600§TRUE§</svg:desc>
          <draw:polygon draw:style-name="gr13" draw:text-style-name="P5" draw:layer="layout" svg:width="0.313cm" svg:height="0.303cm" svg:x="18.028cm" svg:y="9.244cm" svg:viewBox="0 0 314 304" draw:points="157,304 0,304 0,0 314,0 314,304">
            <text:p/>
          </draw:polygon>
          <draw:path draw:style-name="gr14" draw:text-style-name="P6" draw:layer="layout" svg:width="0.263cm" svg:height="0.303cm" svg:x="18.047cm" svg:y="9.244cm" svg:viewBox="0 0 264 304" svg:d="M256 21c7-8 7-8 7-11 0-10-7-10-19-10h-226l-8 114h17c5-72 18-98 96-98h80l-197 266c-6 8-6 9-6 12 0 10 5 10 18 10h234l12-131h-17c-7 83-21 113-104 113h-84z">
            <text:p/>
          </draw:path>
        </draw:g>
        <draw:line draw:style-name="gr20" draw:text-style-name="P2" draw:layer="layout" svg:x1="10.678cm" svg:y1="10.043cm" svg:x2="7.341cm" svg:y2="0.877cm">
          <text:p/>
        </draw:line>
        <draw:custom-shape draw:style-name="gr21" draw:text-style-name="P3" draw:layer="layout" svg:width="0.484cm" svg:height="3.019cm" draw:transform="skewX (-0.000523598775598196) rotate (-1.02450827092067) translate (7.43cm 0.1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$d$§svg§600§TRUE§</svg:desc>
          <draw:polygon draw:style-name="gr13" draw:text-style-name="P5" draw:layer="layout" svg:width="0.391cm" svg:height="0.489cm" svg:x="7.62cm" svg:y="5.646cm" svg:viewBox="0 0 392 490" draw:points="197,490 0,490 0,0 392,0 392,490">
            <text:p/>
          </draw:polygon>
          <draw:path draw:style-name="gr14" draw:text-style-name="P6" draw:layer="layout" svg:width="0.348cm" svg:height="0.497cm" svg:x="7.644cm" svg:y="5.646cm" svg:viewBox="0 0 349 498" svg:d="M245 452v46l104-8v-22c-50 0-56-5-56-39v-429l-101 8v22c50 0 54 5 54 39v152c-20-24-51-43-89-43-83 0-157 69-157 160 0 90 69 160 150 160 45 0 77-24 95-46zM245 263v144c0 13 0 14-8 25-21 34-53 50-83 50-32 0-58-18-76-45-17-29-19-69-19-98 0-27 2-68 21-100 16-23 42-45 80-45 26 0 54 9 77 41 8 13 8 15 8 28z">
            <text:p/>
          </draw:path>
        </draw:g>
        <draw:g>
          <svg:title>TexMaths</svg:title>
          <svg:desc>20§display§$\Delta \theta$§svg§600§TRUE§</svg:desc>
          <draw:polygon draw:style-name="gr13" draw:text-style-name="P5" draw:layer="layout" svg:width="0.937cm" svg:height="0.489cm" svg:x="7.384cm" svg:y="3.82cm" svg:viewBox="0 0 938 490" draw:points="469,490 0,490 0,0 938,0 938,490">
            <text:p/>
          </draw:polygon>
          <draw:path draw:style-name="gr14" draw:text-style-name="P6" draw:layer="layout" svg:width="0.519cm" svg:height="0.505cm" svg:x="7.418cm" svg:y="3.806cm" svg:viewBox="0 0 520 506" svg:d="M279 13c-5-10-7-13-18-13-13 0-14 3-19 13l-239 478c-3 7-3 8-3 8 0 7 5 7 16 7h490c11 0 14 0 14-7 0 0 0-1-3-8zM239 70l188 381h-379z">
            <text:p/>
          </draw:path>
          <draw:path draw:style-name="gr14" draw:text-style-name="P6" draw:layer="layout" svg:width="0.29cm" svg:height="0.505cm" svg:x="8cm" svg:y="3.812cm" svg:viewBox="0 0 291 506" svg:d="M291 144c0-46-12-144-85-144-97 0-206 198-206 360 0 67 21 146 85 146 99 0 206-204 206-362zM75 242c11-45 26-103 55-152 19-36 44-74 76-74 36 0 39 45 39 85 0 35-5 70-23 141zM216 264c-8 32-22 93-50 142-24 48-51 84-81 84-24 0-39-21-39-87 0-29 5-70 23-139z">
            <text:p/>
          </draw:path>
        </draw:g>
        <draw:custom-shape draw:style-name="gr22" draw:text-style-name="P7" draw:layer="layout" svg:width="6.947cm" svg:height="0.113cm" draw:transform="rotate (0.261799387799149) translate (10.646cm 9.8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2" draw:layer="layout" svg:x1="17.685cm" svg:y1="10.033cm" svg:x2="17.685cm" svg:y2="8.763cm">
          <text:p/>
        </draw:line>
        <draw:line draw:style-name="gr23" draw:text-style-name="P2" draw:layer="layout" svg:x1="17.685cm" svg:y1="8.763cm" svg:x2="17.685cm" svg:y2="8.128cm">
          <text:p/>
        </draw:line>
        <draw:g>
          <svg:title>TexMaths</svg:title>
          <svg:desc>20§display§$\Delta z$§svg§600§TRUE§</svg:desc>
          <draw:polygon draw:style-name="gr13" draw:text-style-name="P5" draw:layer="layout" svg:width="0.945cm" svg:height="0.481cm" svg:x="17.78cm" svg:y="8.155cm" svg:viewBox="0 0 946 482" draw:points="472,482 0,482 0,0 946,0 946,482">
            <text:p/>
          </draw:polygon>
          <draw:path draw:style-name="gr14" draw:text-style-name="P6" draw:layer="layout" svg:width="0.519cm" svg:height="0.505cm" svg:x="17.814cm" svg:y="8.133cm" svg:viewBox="0 0 520 506" svg:d="M279 13c-5-10-7-13-18-13-13 0-14 3-19 13l-239 478c-3 7-3 8-3 8 0 7 5 7 16 7h490c11 0 14 0 14-7 0 0 0-1-3-8zM239 70l188 381h-379z">
            <text:p/>
          </draw:path>
          <draw:path draw:style-name="gr14" draw:text-style-name="P6" draw:layer="layout" svg:width="0.298cm" svg:height="0.319cm" svg:x="18.396cm" svg:y="8.325cm" svg:viewBox="0 0 299 320" svg:d="M64 254c38-41 58-59 83-81 0 0 45-39 71-64 67-66 81-99 81-103 0-6-6-6-8-6-4 0-6 2-9 8-21 34-37 45-53 45-18 0-26-11-37-23-13-16-26-30-48-30-53 0-86 66-86 80 0 5 3 8 9 8 5 0 7-3 8-8 15-32 55-32 61-32 14 0 27 5 45 10 27 11 35 11 54 11-25 30-85 81-99 93l-64 59c-48 46-72 88-72 93 0 6 6 6 8 6 6 0 8-2 11-10 18-24 39-43 61-43 16 0 22 7 42 27 11 15 24 26 44 26 71 0 111-90 111-109 0-3-3-6-8-6-6 0-8 3-10 8-17 46-62 59-85 59-14 0-27-3-41-8-24-10-35-13-50-13-1 0-13 0-19 3z">
            <text:p/>
          </draw:path>
        </draw:g>
        <draw:line draw:style-name="gr23" draw:text-style-name="P2" draw:layer="layout" svg:x1="5.947cm" svg:y1="1.886cm" svg:x2="7.42cm" svg:y2="1.124cm">
          <text:p/>
        </draw:line>
        <draw:g>
          <svg:title>TexMaths</svg:title>
          <svg:desc>20§display§$\Delta \alpha$§svg§600§TRUE§</svg:desc>
          <draw:polygon draw:style-name="gr13" draw:text-style-name="P5" draw:layer="layout" svg:width="1.039cm" svg:height="0.481cm" svg:x="6.48cm" svg:y="1.654cm" svg:viewBox="0 0 1040 482" draw:points="520,482 0,482 0,0 1040,0 1040,482">
            <text:p/>
          </draw:polygon>
          <draw:path draw:style-name="gr14" draw:text-style-name="P6" draw:layer="layout" svg:width="0.519cm" svg:height="0.505cm" svg:x="6.514cm" svg:y="1.632cm" svg:viewBox="0 0 520 506" svg:d="M278 13c-4-10-6-13-17-13-13 0-15 3-19 13l-239 478c-3 7-3 8-3 8 0 7 5 7 16 7h490c11 0 14 0 14-7 0 0 0-1-3-8zM238 70l189 381h-379z">
            <text:p/>
          </draw:path>
          <draw:path draw:style-name="gr14" draw:text-style-name="P6" draw:layer="layout" svg:width="0.394cm" svg:height="0.319cm" svg:x="7.094cm" svg:y="1.824cm" svg:viewBox="0 0 395 320" svg:d="M307 146c0-111-65-146-117-146-97 0-190 101-190 200 0 66 42 120 114 120 44 0 96-16 150-59 8 37 32 59 64 59 37 0 59-38 59-50 0-4-5-8-9-8-5 0-7 4-8 8-13 34-39 34-40 34-23 0-23-54-23-72 0-14 0-16 8-24 66-83 80-166 80-166 0-2 0-7-8-7-6 0-6 2-9 15-13 44-37 97-71 139zM261 242c-63 54-117 62-146 62-41 0-62-32-62-77 0-33 17-110 40-147 33-51 72-64 96-64 70 0 70 93 70 147 0 26 0 67 2 79z">
            <text:p/>
          </draw:path>
        </draw:g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fafafa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 draw:fill-color="#fafafa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none" draw:fill-color="#fafafa" draw:fill-image-width="0cm" draw:fill-image-height="0cm"/>
      <style:text-properties style:letter-kerning="true"/>
    </style:style>
    <style:style style:name="Default_5f__5f_-backgroundobjects" style:display-name="Defau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_5f_-notes" style:display-name="Defau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auto-grow-height="false" draw:fit-to-size="shrink-to-fit">
        <text:list-style style:name="Default_5f__5f_-outline1" style:display-name="Defau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_5f_-outline3" style:display-name="Default__-outline3" style:family="presentation" style:parent-style-name="Default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_5f_-outline4" style:display-name="Default__-outline4" style:family="presentation" style:parent-style-name="Default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_5f_-outline5" style:display-name="Default__-outline5" style:family="presentation" style:parent-style-name="Default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6" style:display-name="Default__-outline6" style:family="presentation" style:parent-style-name="Default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7" style:display-name="Default__-outline7" style:family="presentation" style:parent-style-name="Default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8" style:display-name="Default__-outline8" style:family="presentation" style:parent-style-name="Default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9" style:display-name="Default__-outline9" style:family="presentation" style:parent-style-name="Default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subtitle" style:display-name="Default__-subtitle" style:family="presentation">
      <style:graphic-properties draw:stroke="none" draw:fill="none" draw:textarea-vertical-align="middle">
        <text:list-style style:name="Default_5f__5f_-subtitle" style:display-name="Defau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vertical-align="middle">
        <text:list-style style:name="Default_5f__5f_-title" style:display-name="Defau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color="#fafaf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5f__5f_-backgroundobjects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_5f__5f_" style:display-name="Default__" style:page-layout-name="PM1" draw:style-name="Mdp1">
      <draw:frame presentation:style-name="Default_5f__5f_-title" draw:layer="backgroundobjects" svg:width="25.199cm" svg:height="3.506cm" svg:x="1.4cm" svg:y="0.837cm" presentation:class="title" presentation:placeholder="true">
        <draw:text-box/>
      </draw:frame>
      <draw:frame presentation:style-name="Default_5f__5f_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_5f_-title" draw:layer="backgroundobjects" svg:width="13.968cm" svg:height="10.476cm" svg:x="3.81cm" svg:y="2.123cm" presentation:class="page"/>
        <draw:frame presentation:style-name="Default_5f_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13:37:23.432686950</meta:creation-date>
    <dc:date>2019-04-01T14:07:26.949197034</dc:date>
    <meta:editing-duration>PT19H18M52S</meta:editing-duration>
    <meta:editing-cycles>12</meta:editing-cycles>
    <meta:generator>LibreOffice/5.2.7.2$Linux_X86_64 LibreOffice_project/20m0$Build-2</meta:generator>
    <meta:document-statistic meta:object-count="92"/>
  </office:meta>
</office:document-meta>
</file>